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764in"/>
    </style:style>
    <style:style style:name="co2" style:family="table-column">
      <style:table-column-properties fo:break-before="auto" style:column-width="0.2283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1.0327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0.5819in"/>
    </style:style>
    <style:style style:name="co8" style:family="table-column">
      <style:table-column-properties fo:break-before="auto" style:column-width="0.7319in"/>
    </style:style>
    <style:style style:name="co9" style:family="table-column">
      <style:table-column-properties fo:break-before="auto" style:column-width="0.7752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1.2256in"/>
    </style:style>
    <style:style style:name="co12" style:family="table-column">
      <style:table-column-properties fo:break-before="auto" style:column-width="0.6783in"/>
    </style:style>
    <style:style style:name="co13" style:family="table-column">
      <style:table-column-properties fo:break-before="auto" style:column-width="0.7217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id</text:p>
          </table:table-cell>
          <table:table-cell office:value-type="string">
            <text:p>device</text:p>
          </table:table-cell>
          <table:table-cell office:value-type="string">
            <text:p>rxtemprate0</text:p>
          </table:table-cell>
          <table:table-cell office:value-type="string">
            <text:p>rxtemprate</text:p>
          </table:table-cell>
          <table:table-cell office:value-type="string">
            <text:p>rxpositionrate0</text:p>
          </table:table-cell>
          <table:table-cell office:value-type="string">
            <text:p>rxpositionrate</text:p>
          </table:table-cell>
          <table:table-cell office:value-type="string">
            <text:p>scale</text:p>
          </table:table-cell>
          <table:table-cell office:value-type="string">
            <text:p>offset</text:p>
          </table:table-cell>
          <table:table-cell office:value-type="string">
            <text:p>mintorque</text:p>
          </table:table-cell>
          <table:table-cell office:value-type="string">
            <text:p>maxtorque</text:p>
          </table:table-cell>
          <table:table-cell office:value-type="string">
            <text:p>minspeed</text:p>
          </table:table-cell>
          <table:table-cell office:value-type="string">
            <text:p>maxspeed</text:p>
          </table:table-cell>
          <table:table-cell office:value-type="string">
            <text:p>minangle</text:p>
          </table:table-cell>
          <table:table-cell office:value-type="string">
            <text:p>maxangle</text:p>
          </table:table-cell>
        </table:table-row>
        <table:table-row table:style-name="ro1">
          <table:table-cell office:value-type="string">
            <text:p>LEG1_KNEE</text:p>
          </table:table-cell>
          <table:table-cell office:value-type="float" office:value="11">
            <text:p>11</text:p>
          </table:table-cell>
          <table:table-cell office:value-type="string">
            <text:p>${servos.type}</text:p>
          </table:table-cell>
          <table:table-cell office:value-type="float" office:value="0.0666666667">
            <text:p>0.0666666667</text:p>
          </table:table-cell>
          <table:table-cell office:value-type="float" office:value="0.0688871498">
            <text:p>0.0688871498</text:p>
          </table:table-cell>
          <table:table-cell table:number-columns-repeated="2" office:value-type="float" office:value="0">
            <text:p>0</text:p>
          </table:table-cell>
          <table:table-cell office:value-type="float" office:value="3.6875">
            <text:p>3.6875</text:p>
          </table:table-cell>
          <table:table-cell office:value-type="float" office:value="-5">
            <text:p>-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G1_FEMUR</text:p>
          </table:table-cell>
          <table:table-cell office:value-type="float" office:value="12">
            <text:p>12</text:p>
          </table:table-cell>
          <table:table-cell office:value-type="string">
            <text:p>${servos.type}</text:p>
          </table:table-cell>
          <table:table-cell office:value-type="float" office:value="0.0666666667">
            <text:p>0.0666666667</text:p>
          </table:table-cell>
          <table:table-cell office:value-type="float" office:value="0.0660120088">
            <text:p>0.0660120088</text:p>
          </table:table-cell>
          <table:table-cell table:number-columns-repeated="2" office:value-type="float" office:value="0">
            <text:p>0</text:p>
          </table:table-cell>
          <table:table-cell office:value-type="float" office:value="-3.6875">
            <text:p>-3.687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G1_HIP</text:p>
          </table:table-cell>
          <table:table-cell office:value-type="float" office:value="13">
            <text:p>13</text:p>
          </table:table-cell>
          <table:table-cell office:value-type="string">
            <text:p>${servos.type}</text:p>
          </table:table-cell>
          <table:table-cell office:value-type="float" office:value="0.0666666667">
            <text:p>0.0666666667</text:p>
          </table:table-cell>
          <table:table-cell office:value-type="float" office:value="0.0639307198">
            <text:p>0.063930719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G2_KNEE</text:p>
          </table:table-cell>
          <table:table-cell office:value-type="float" office:value="21">
            <text:p>21</text:p>
          </table:table-cell>
          <table:table-cell office:value-type="string">
            <text:p>${servos.type}</text:p>
          </table:table-cell>
          <table:table-cell office:value-type="float" office:value="0.0666666667">
            <text:p>0.0666666667</text:p>
          </table:table-cell>
          <table:table-cell office:value-type="float" office:value="0.0656802127">
            <text:p>0.0656802127</text:p>
          </table:table-cell>
          <table:table-cell table:number-columns-repeated="2" office:value-type="float" office:value="0">
            <text:p>0</text:p>
          </table:table-cell>
          <table:table-cell office:value-type="float" office:value="-3.6875">
            <text:p>-3.687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G2_FEMUR</text:p>
          </table:table-cell>
          <table:table-cell office:value-type="float" office:value="22">
            <text:p>22</text:p>
          </table:table-cell>
          <table:table-cell office:value-type="string">
            <text:p>${servos.type}</text:p>
          </table:table-cell>
          <table:table-cell office:value-type="float" office:value="0.0666666667">
            <text:p>0.0666666667</text:p>
          </table:table-cell>
          <table:table-cell office:value-type="float" office:value="0.0656956425">
            <text:p>0.0656956425</text:p>
          </table:table-cell>
          <table:table-cell table:number-columns-repeated="2" office:value-type="float" office:value="0">
            <text:p>0</text:p>
          </table:table-cell>
          <table:table-cell office:value-type="float" office:value="3.6875">
            <text:p>3.687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G2_HIP</text:p>
          </table:table-cell>
          <table:table-cell office:value-type="float" office:value="23">
            <text:p>23</text:p>
          </table:table-cell>
          <table:table-cell office:value-type="string">
            <text:p>${servos.type}</text:p>
          </table:table-cell>
          <table:table-cell office:value-type="float" office:value="0.0666666667">
            <text:p>0.0666666667</text:p>
          </table:table-cell>
          <table:table-cell office:value-type="float" office:value="0.0639521762">
            <text:p>0.063952176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G3_KNEE</text:p>
          </table:table-cell>
          <table:table-cell office:value-type="float" office:value="31">
            <text:p>31</text:p>
          </table:table-cell>
          <table:table-cell office:value-type="string">
            <text:p>${servos.type}</text:p>
          </table:table-cell>
          <table:table-cell office:value-type="float" office:value="0.0666666667">
            <text:p>0.0666666667</text:p>
          </table:table-cell>
          <table:table-cell office:value-type="float" office:value="0.0678908847">
            <text:p>0.0678908847</text:p>
          </table:table-cell>
          <table:table-cell table:number-columns-repeated="2" office:value-type="float" office:value="0">
            <text:p>0</text:p>
          </table:table-cell>
          <table:table-cell office:value-type="float" office:value="-3.6875">
            <text:p>-3.687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G3_FEMUR</text:p>
          </table:table-cell>
          <table:table-cell office:value-type="float" office:value="32">
            <text:p>32</text:p>
          </table:table-cell>
          <table:table-cell office:value-type="string">
            <text:p>${servos.type}</text:p>
          </table:table-cell>
          <table:table-cell office:value-type="float" office:value="0.0666666667">
            <text:p>0.0666666667</text:p>
          </table:table-cell>
          <table:table-cell office:value-type="float" office:value="0.0637630226">
            <text:p>0.0637630226</text:p>
          </table:table-cell>
          <table:table-cell table:number-columns-repeated="2" office:value-type="float" office:value="0">
            <text:p>0</text:p>
          </table:table-cell>
          <table:table-cell office:value-type="float" office:value="3.6875">
            <text:p>3.6875</text:p>
          </table:table-cell>
          <table:table-cell office:value-type="float" office:value="2.5">
            <text:p>2.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G3_HIP</text:p>
          </table:table-cell>
          <table:table-cell office:value-type="float" office:value="33">
            <text:p>33</text:p>
          </table:table-cell>
          <table:table-cell office:value-type="string">
            <text:p>${servos.type}</text:p>
          </table:table-cell>
          <table:table-cell office:value-type="float" office:value="0.0666666667">
            <text:p>0.0666666667</text:p>
          </table:table-cell>
          <table:table-cell office:value-type="float" office:value="0.0654345382">
            <text:p>0.065434538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G4_KNEE</text:p>
          </table:table-cell>
          <table:table-cell office:value-type="float" office:value="41">
            <text:p>41</text:p>
          </table:table-cell>
          <table:table-cell office:value-type="string">
            <text:p>${servos.type}</text:p>
          </table:table-cell>
          <table:table-cell office:value-type="float" office:value="0.0666666667">
            <text:p>0.0666666667</text:p>
          </table:table-cell>
          <table:table-cell office:value-type="float" office:value="0.0642590102">
            <text:p>0.0642590102</text:p>
          </table:table-cell>
          <table:table-cell table:number-columns-repeated="2" office:value-type="float" office:value="0">
            <text:p>0</text:p>
          </table:table-cell>
          <table:table-cell office:value-type="float" office:value="3.6875">
            <text:p>3.687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G4_FEMUR</text:p>
          </table:table-cell>
          <table:table-cell office:value-type="float" office:value="42">
            <text:p>42</text:p>
          </table:table-cell>
          <table:table-cell office:value-type="string">
            <text:p>${servos.type}</text:p>
          </table:table-cell>
          <table:table-cell office:value-type="float" office:value="0.0666666667">
            <text:p>0.0666666667</text:p>
          </table:table-cell>
          <table:table-cell office:value-type="float" office:value="0.0668469452">
            <text:p>0.0668469452</text:p>
          </table:table-cell>
          <table:table-cell table:number-columns-repeated="2" office:value-type="float" office:value="0">
            <text:p>0</text:p>
          </table:table-cell>
          <table:table-cell office:value-type="float" office:value="-3.6875">
            <text:p>-3.6875</text:p>
          </table:table-cell>
          <table:table-cell office:value-type="float" office:value="-2.5">
            <text:p>-2.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G4_HIP</text:p>
          </table:table-cell>
          <table:table-cell office:value-type="float" office:value="43">
            <text:p>43</text:p>
          </table:table-cell>
          <table:table-cell office:value-type="string">
            <text:p>${servos.type}</text:p>
          </table:table-cell>
          <table:table-cell office:value-type="float" office:value="0.0666666667">
            <text:p>0.0666666667</text:p>
          </table:table-cell>
          <table:table-cell office:value-type="float" office:value="0.066826557">
            <text:p>0.06682655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FTARM_THUMB</text:p>
          </table:table-cell>
          <table:table-cell office:value-type="float" office:value="51">
            <text:p>51</text:p>
          </table:table-cell>
          <table:table-cell office:value-type="string">
            <text:p>${servos.type}</text:p>
          </table:table-cell>
          <table:table-cell office:value-type="float" office:value="0.0666666667">
            <text:p>0.0666666667</text:p>
          </table:table-cell>
          <table:table-cell office:value-type="float" office:value="0.0695228291">
            <text:p>0.069522829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90">
            <text:p>-9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FTARM_TRIGGER</text:p>
          </table:table-cell>
          <table:table-cell office:value-type="float" office:value="52">
            <text:p>52</text:p>
          </table:table-cell>
          <table:table-cell office:value-type="string">
            <text:p>${servos.type}</text:p>
          </table:table-cell>
          <table:table-cell office:value-type="float" office:value="0.0666666667">
            <text:p>0.0666666667</text:p>
          </table:table-cell>
          <table:table-cell office:value-type="float" office:value="0.0670846413">
            <text:p>0.0670846413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FTARM_MIDDLE</text:p>
          </table:table-cell>
          <table:table-cell office:value-type="float" office:value="53">
            <text:p>53</text:p>
          </table:table-cell>
          <table:table-cell office:value-type="string">
            <text:p>${servos.type}</text:p>
          </table:table-cell>
          <table:table-cell office:value-type="float" office:value="0.0666666667">
            <text:p>0.0666666667</text:p>
          </table:table-cell>
          <table:table-cell office:value-type="float" office:value="0.0644517334">
            <text:p>0.064451733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80">
            <text:p>-18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FTARM_RING</text:p>
          </table:table-cell>
          <table:table-cell office:value-type="float" office:value="54">
            <text:p>54</text:p>
          </table:table-cell>
          <table:table-cell office:value-type="string">
            <text:p>${servos.type}</text:p>
          </table:table-cell>
          <table:table-cell office:value-type="float" office:value="0.0666666667">
            <text:p>0.0666666667</text:p>
          </table:table-cell>
          <table:table-cell office:value-type="float" office:value="0.0664224606">
            <text:p>0.066422460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80">
            <text:p>-18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FTARM_FOREARM_ROTATE</text:p>
          </table:table-cell>
          <table:table-cell office:value-type="float" office:value="55">
            <text:p>55</text:p>
          </table:table-cell>
          <table:table-cell office:value-type="string">
            <text:p>${servos.type}</text:p>
          </table:table-cell>
          <table:table-cell office:value-type="float" office:value="0.0666666667">
            <text:p>0.0666666667</text:p>
          </table:table-cell>
          <table:table-cell office:value-type="float" office:value="0.0683413656">
            <text:p>0.0683413656</text:p>
          </table:table-cell>
          <table:table-cell table:number-columns-repeated="2" office:value-type="float" office:value="0">
            <text:p>0</text:p>
          </table:table-cell>
          <table:table-cell office:value-type="float" office:value="3.6875">
            <text:p>3.687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arms.minspeed}</text:p>
          </table:table-cell>
          <table:table-cell office:value-type="string">
            <text:p>${arm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FTARM_ELBOW</text:p>
          </table:table-cell>
          <table:table-cell office:value-type="float" office:value="56">
            <text:p>56</text:p>
          </table:table-cell>
          <table:table-cell office:value-type="string">
            <text:p>${servos.type}</text:p>
          </table:table-cell>
          <table:table-cell office:value-type="float" office:value="0.0666666667">
            <text:p>0.0666666667</text:p>
          </table:table-cell>
          <table:table-cell office:value-type="float" office:value="0.0667463214">
            <text:p>0.0667463214</text:p>
          </table:table-cell>
          <table:table-cell table:number-columns-repeated="2" office:value-type="float" office:value="0">
            <text:p>0</text:p>
          </table:table-cell>
          <table:table-cell office:value-type="float" office:value="3.6875">
            <text:p>3.687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arms.minspeed}</text:p>
          </table:table-cell>
          <table:table-cell office:value-type="string">
            <text:p>${arm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FTARM_BICEP_ROTATE</text:p>
          </table:table-cell>
          <table:table-cell office:value-type="float" office:value="57">
            <text:p>57</text:p>
          </table:table-cell>
          <table:table-cell office:value-type="string">
            <text:p>${servos.type}</text:p>
          </table:table-cell>
          <table:table-cell office:value-type="float" office:value="0.0666666667">
            <text:p>0.0666666667</text:p>
          </table:table-cell>
          <table:table-cell office:value-type="float" office:value="0.0699916424">
            <text:p>0.0699916424</text:p>
          </table:table-cell>
          <table:table-cell table:number-columns-repeated="2" office:value-type="float" office:value="0">
            <text:p>0</text:p>
          </table:table-cell>
          <table:table-cell office:value-type="float" office:value="3.6875">
            <text:p>3.6875</text:p>
          </table:table-cell>
          <table:table-cell office:value-type="float" office:value="-120">
            <text:p>-1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arms.minspeed}</text:p>
          </table:table-cell>
          <table:table-cell office:value-type="string">
            <text:p>${arm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FTARM_SHOULDER_UD</text:p>
          </table:table-cell>
          <table:table-cell office:value-type="float" office:value="58">
            <text:p>58</text:p>
          </table:table-cell>
          <table:table-cell office:value-type="string">
            <text:p>${servos.type}</text:p>
          </table:table-cell>
          <table:table-cell office:value-type="float" office:value="0.0666666667">
            <text:p>0.0666666667</text:p>
          </table:table-cell>
          <table:table-cell office:value-type="float" office:value="0.0655553526">
            <text:p>0.0655553526</text:p>
          </table:table-cell>
          <table:table-cell table:number-columns-repeated="2" office:value-type="float" office:value="0">
            <text:p>0</text:p>
          </table:table-cell>
          <table:table-cell office:value-type="float" office:value="3.6875">
            <text:p>3.687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arms.minspeed}</text:p>
          </table:table-cell>
          <table:table-cell office:value-type="string">
            <text:p>${arm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FTARM_SHOULDER_IO</text:p>
          </table:table-cell>
          <table:table-cell office:value-type="float" office:value="59">
            <text:p>59</text:p>
          </table:table-cell>
          <table:table-cell office:value-type="string">
            <text:p>${servos.type}</text:p>
          </table:table-cell>
          <table:table-cell office:value-type="float" office:value="0.0666666667">
            <text:p>0.0666666667</text:p>
          </table:table-cell>
          <table:table-cell office:value-type="float" office:value="0.0682563762">
            <text:p>0.0682563762</text:p>
          </table:table-cell>
          <table:table-cell table:number-columns-repeated="2" office:value-type="float" office:value="0">
            <text:p>0</text:p>
          </table:table-cell>
          <table:table-cell office:value-type="float" office:value="3.6875">
            <text:p>3.6875</text:p>
          </table:table-cell>
          <table:table-cell office:value-type="float" office:value="-7">
            <text:p>-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arms.minspeed}</text:p>
          </table:table-cell>
          <table:table-cell office:value-type="string">
            <text:p>${arm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RIGHTARM_THUMB</text:p>
          </table:table-cell>
          <table:table-cell office:value-type="float" office:value="61">
            <text:p>61</text:p>
          </table:table-cell>
          <table:table-cell office:value-type="string">
            <text:p>${servos.type}</text:p>
          </table:table-cell>
          <table:table-cell office:value-type="float" office:value="0.0666666667">
            <text:p>0.0666666667</text:p>
          </table:table-cell>
          <table:table-cell office:value-type="float" office:value="0.0662653573">
            <text:p>0.0662653573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">
            <text:p>9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RIGHTARM_TRIGGER</text:p>
          </table:table-cell>
          <table:table-cell office:value-type="float" office:value="62">
            <text:p>62</text:p>
          </table:table-cell>
          <table:table-cell office:value-type="string">
            <text:p>${servos.type}</text:p>
          </table:table-cell>
          <table:table-cell office:value-type="float" office:value="0.0666666667">
            <text:p>0.0666666667</text:p>
          </table:table-cell>
          <table:table-cell office:value-type="float" office:value="0.0635504724">
            <text:p>0.063550472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80">
            <text:p>-18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RIGHTARM_MIDDLE</text:p>
          </table:table-cell>
          <table:table-cell office:value-type="float" office:value="63">
            <text:p>63</text:p>
          </table:table-cell>
          <table:table-cell office:value-type="string">
            <text:p>${servos.type}</text:p>
          </table:table-cell>
          <table:table-cell office:value-type="float" office:value="0.0666666667">
            <text:p>0.0666666667</text:p>
          </table:table-cell>
          <table:table-cell office:value-type="float" office:value="0.0665076511">
            <text:p>0.066507651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RIGHTARM_RING</text:p>
          </table:table-cell>
          <table:table-cell office:value-type="float" office:value="64">
            <text:p>64</text:p>
          </table:table-cell>
          <table:table-cell office:value-type="string">
            <text:p>${servos.type}</text:p>
          </table:table-cell>
          <table:table-cell office:value-type="float" office:value="0.0666666667">
            <text:p>0.0666666667</text:p>
          </table:table-cell>
          <table:table-cell office:value-type="float" office:value="0.0675605876">
            <text:p>0.0675605876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RIGHTARM_FOREARM_ROTATE</text:p>
          </table:table-cell>
          <table:table-cell office:value-type="float" office:value="65">
            <text:p>65</text:p>
          </table:table-cell>
          <table:table-cell office:value-type="string">
            <text:p>${servos.type}</text:p>
          </table:table-cell>
          <table:table-cell office:value-type="float" office:value="0.0666666667">
            <text:p>0.0666666667</text:p>
          </table:table-cell>
          <table:table-cell office:value-type="float" office:value="0.0653373186">
            <text:p>0.0653373186</text:p>
          </table:table-cell>
          <table:table-cell table:number-columns-repeated="2" office:value-type="float" office:value="0">
            <text:p>0</text:p>
          </table:table-cell>
          <table:table-cell office:value-type="float" office:value="-3.6875">
            <text:p>-3.6875</text:p>
          </table:table-cell>
          <table:table-cell office:value-type="float" office:value="-36.875">
            <text:p>-36.8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arms.minspeed}</text:p>
          </table:table-cell>
          <table:table-cell office:value-type="string">
            <text:p>${arm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RIGHTARM_ELBOW</text:p>
          </table:table-cell>
          <table:table-cell office:value-type="float" office:value="66">
            <text:p>66</text:p>
          </table:table-cell>
          <table:table-cell office:value-type="string">
            <text:p>${servos.type}</text:p>
          </table:table-cell>
          <table:table-cell office:value-type="float" office:value="0.0666666667">
            <text:p>0.0666666667</text:p>
          </table:table-cell>
          <table:table-cell office:value-type="float" office:value="0.0689116904">
            <text:p>0.0689116904</text:p>
          </table:table-cell>
          <table:table-cell table:number-columns-repeated="2" office:value-type="float" office:value="0">
            <text:p>0</text:p>
          </table:table-cell>
          <table:table-cell office:value-type="float" office:value="-3.6875">
            <text:p>-3.687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arms.minspeed}</text:p>
          </table:table-cell>
          <table:table-cell office:value-type="string">
            <text:p>${arm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RIGHTARM_BICEP_ROTATE</text:p>
          </table:table-cell>
          <table:table-cell office:value-type="float" office:value="67">
            <text:p>67</text:p>
          </table:table-cell>
          <table:table-cell office:value-type="string">
            <text:p>${servos.type}</text:p>
          </table:table-cell>
          <table:table-cell office:value-type="float" office:value="0.0666666667">
            <text:p>0.0666666667</text:p>
          </table:table-cell>
          <table:table-cell office:value-type="float" office:value="0.0686682917">
            <text:p>0.0686682917</text:p>
          </table:table-cell>
          <table:table-cell table:number-columns-repeated="2" office:value-type="float" office:value="0">
            <text:p>0</text:p>
          </table:table-cell>
          <table:table-cell office:value-type="float" office:value="-3.6875">
            <text:p>-3.6875</text:p>
          </table:table-cell>
          <table:table-cell office:value-type="float" office:value="-20">
            <text:p>-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arms.minspeed}</text:p>
          </table:table-cell>
          <table:table-cell office:value-type="string">
            <text:p>${arm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RIGHTARM_SHOULDER_UD</text:p>
          </table:table-cell>
          <table:table-cell office:value-type="float" office:value="68">
            <text:p>68</text:p>
          </table:table-cell>
          <table:table-cell office:value-type="string">
            <text:p>${servos.type}</text:p>
          </table:table-cell>
          <table:table-cell office:value-type="float" office:value="0.0666666667">
            <text:p>0.0666666667</text:p>
          </table:table-cell>
          <table:table-cell office:value-type="float" office:value="0.0634701427">
            <text:p>0.0634701427</text:p>
          </table:table-cell>
          <table:table-cell table:number-columns-repeated="2" office:value-type="float" office:value="0">
            <text:p>0</text:p>
          </table:table-cell>
          <table:table-cell office:value-type="float" office:value="-3.6875">
            <text:p>-3.687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arms.minspeed}</text:p>
          </table:table-cell>
          <table:table-cell office:value-type="string">
            <text:p>${arm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RIGHTARM_SHOULDER_IO</text:p>
          </table:table-cell>
          <table:table-cell office:value-type="float" office:value="69">
            <text:p>69</text:p>
          </table:table-cell>
          <table:table-cell office:value-type="string">
            <text:p>${servos.type}</text:p>
          </table:table-cell>
          <table:table-cell office:value-type="float" office:value="0.0666666667">
            <text:p>0.0666666667</text:p>
          </table:table-cell>
          <table:table-cell office:value-type="float" office:value="0.0677540125">
            <text:p>0.0677540125</text:p>
          </table:table-cell>
          <table:table-cell table:number-columns-repeated="2" office:value-type="float" office:value="0">
            <text:p>0</text:p>
          </table:table-cell>
          <table:table-cell office:value-type="float" office:value="-3.6875">
            <text:p>-3.687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arms.minspeed}</text:p>
          </table:table-cell>
          <table:table-cell office:value-type="string">
            <text:p>${arm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WAIST</text:p>
          </table:table-cell>
          <table:table-cell office:value-type="float" office:value="91">
            <text:p>91</text:p>
          </table:table-cell>
          <table:table-cell office:value-type="string">
            <text:p>${servos.type}</text:p>
          </table:table-cell>
          <table:table-cell office:value-type="float" office:value="0.0666666667">
            <text:p>0.0666666667</text:p>
          </table:table-cell>
          <table:table-cell office:value-type="float" office:value="0.0642814985">
            <text:p>0.064281498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12">
            <text:p>-1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NECKUD</text:p>
          </table:table-cell>
          <table:table-cell office:value-type="float" office:value="94">
            <text:p>94</text:p>
          </table:table-cell>
          <table:table-cell office:value-type="string">
            <text:p>${servos.type}</text:p>
          </table:table-cell>
          <table:table-cell office:value-type="float" office:value="0.0666666667">
            <text:p>0.0666666667</text:p>
          </table:table-cell>
          <table:table-cell office:value-type="float" office:value="0.0642214264">
            <text:p>0.0642214264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NECKLR</text:p>
          </table:table-cell>
          <table:table-cell office:value-type="float" office:value="93">
            <text:p>93</text:p>
          </table:table-cell>
          <table:table-cell office:value-type="string">
            <text:p>${servos.type}</text:p>
          </table:table-cell>
          <table:table-cell office:value-type="float" office:value="0.0666666667">
            <text:p>0.0666666667</text:p>
          </table:table-cell>
          <table:table-cell office:value-type="float" office:value="0.06824995">
            <text:p>0.0682499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10" meta:object-count="0"/>
    <meta:generator>LibreOffice/3.5$Linux_X86_64 LibreOffice_project/350m1$Build-2</meta:generator>
  </office:meta>
</office:document-meta>
</file>